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objectwithoutfill">
      <style:graphic-properties draw:stroke="dash" draw:stroke-dash="Dashed_20__28_var_29_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2" style:family="graphic" style:parent-style-name="objectwithoutfill">
      <style:graphic-properties svg:stroke-width="0.081cm" svg:stroke-color="#000000" draw:marker-start-width="0.321cm" draw:marker-end="Arrow" draw:marker-end-width="0.3cm" draw:fill="none" draw:textarea-vertical-align="middle" fo:padding-top="0.165cm" fo:padding-bottom="0.165cm" fo:padding-left="0.29cm" fo:padding-right="0.29cm"/>
    </style:style>
    <style:style style:name="gr163" style:family="graphic" style:parent-style-name="objectwithoutfill">
      <style:graphic-properties svg:stroke-width="0.081cm" svg:stroke-color="#000000" draw:marker-start-width="0.322cm" draw:marker-end="Arrow" draw:marker-end-width="0.3cm" draw:fill="none" draw:textarea-vertical-align="middle" fo:padding-top="0.166cm" fo:padding-bottom="0.166cm" fo:padding-left="0.291cm" fo:padding-right="0.291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28cm"/>
    </style:style>
    <style:style style:name="gr16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66" style:family="graphic" style:parent-style-name="standard">
      <style:graphic-properties svg:stroke-color="#996600" draw:fill-color="#ff9900" draw:textarea-horizontal-align="justify" draw:textarea-vertical-align="middle" draw:auto-grow-height="false" fo:min-height="0.458cm" fo:min-width="0.208cm"/>
    </style:style>
    <style:style style:name="gr167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68" style:family="graphic" style:parent-style-name="standard">
      <style:graphic-properties svg:stroke-color="#996600" draw:fill-color="#ff9900" draw:textarea-horizontal-align="justify" draw:textarea-vertical-align="middle" draw:auto-grow-height="false" fo:min-height="0.034cm" fo:min-width="0cm"/>
    </style:style>
    <style:style style:name="gr169" style:family="graphic" style:parent-style-name="standard">
      <style:graphic-properties svg:stroke-color="#996600" draw:fill-color="#ff9900" draw:textarea-horizontal-align="justify" draw:textarea-vertical-align="middle" draw:auto-grow-height="false" fo:min-height="0.15cm" fo:min-width="0cm"/>
    </style:style>
    <style:style style:name="gr170" style:family="graphic" style:parent-style-name="objectwithoutfill">
      <style:graphic-properties draw:stroke="solid" svg:stroke-width="0.162cm" svg:stroke-color="#66ff00" draw:marker-start-width="0.442cm" draw:marker-end-width="0.442cm" draw:fill="none" draw:textarea-vertical-align="middle" fo:padding-top="0.205cm" fo:padding-bottom="0.205cm" fo:padding-left="0.33cm" fo:padding-right="0.33cm"/>
    </style:style>
    <style:style style:name="gr171" style:family="graphic" style:parent-style-name="objectwithoutfill">
      <style:graphic-properties draw:stroke="solid" svg:stroke-width="0.162cm" svg:stroke-color="#0066ff" draw:marker-start-width="0.442cm" draw:marker-end-width="0.442cm" draw:fill="none" draw:textarea-vertical-align="middle" fo:padding-top="0.205cm" fo:padding-bottom="0.205cm" fo:padding-left="0.33cm" fo:padding-right="0.33cm"/>
    </style:style>
    <style:style style:name="gr17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style:font-name="Fira Mono" fo:font-size="12pt" fo:letter-spacing="-0.03cm" style:font-size-asian="12pt" style:font-size-complex="12pt"/>
    </style:style>
    <style:style style:name="P16" style:family="paragraph">
      <style:paragraph-properties fo:text-align="center"/>
    </style:style>
    <style:style style:name="P17" style:family="paragraph">
      <loext:graphic-properties draw:fill-color="#ff9900"/>
      <style:paragraph-properties fo:text-align="center"/>
    </style:style>
    <style:style style:name="T1" style:family="text">
      <style:text-properties style:font-name="Fira Mono" fo:font-size="12pt" fo:letter-spacing="-0.03cm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" draw:text-style-name="P1" draw:layer="layout" svg:width="0.973cm" svg:height="0.605cm" svg:x="3.131cm" svg:y="3.094cm" svg:viewBox="0 0 974 606" svg:d="M2 606c102 0 972-216 972-411s-234-195-337-195c0 65-673 130-635 606z">
            <text:p/>
          </draw:path>
          <draw:g>
            <draw:polygon draw:style-name="gr2" draw:text-style-name="P2" draw:layer="layout" svg:width="1.759cm" svg:height="1.017cm" svg:x="2.083cm" svg:y="2.574cm" svg:viewBox="0 0 1760 1018" draw:points="1049,1018 0,412 711,0 1760,606">
              <text:p/>
            </draw:polygon>
            <draw:polygon draw:style-name="gr3" draw:text-style-name="P3" draw:layer="layout" svg:width="1.16cm" svg:height="0.67cm" svg:x="2.495cm" svg:y="2.682cm" svg:viewBox="0 0 1161 671" draw:points="0,173 299,0 1161,498 862,671">
              <text:p/>
            </draw:polygon>
            <draw:polygon draw:style-name="gr4" draw:text-style-name="P4" draw:layer="layout" svg:width="1.048cm" svg:height="1.558cm" svg:x="2.794cm" svg:y="1.622cm" svg:viewBox="0 0 1049 1559" draw:points="0,953 0,0 1049,606 1049,1559">
              <text:p/>
            </draw:polygon>
            <draw:polygon draw:style-name="gr5" draw:text-style-name="P5" draw:layer="layout" svg:width="0.973cm" svg:height="1.363cm" svg:x="2.832cm" svg:y="1.686cm" svg:viewBox="0 0 974 1364" draw:points="0,801 0,0 974,563 974,1364">
              <text:p/>
            </draw:polygon>
            <draw:polygon draw:style-name="gr6" draw:text-style-name="P2" draw:layer="layout" svg:width="1.085cm" svg:height="0.627cm" svg:x="2.794cm" svg:y="1.6cm" svg:viewBox="0 0 1086 628" draw:points="1049,628 0,22 38,0 1086,606">
              <text:p/>
            </draw:polygon>
            <draw:polygon draw:style-name="gr7" draw:text-style-name="P6" draw:layer="layout" svg:width="0.037cm" svg:height="0.973cm" svg:x="3.843cm" svg:y="2.206cm" svg:viewBox="0 0 38 974" draw:points="0,974 0,22 38,0 38,953">
              <text:p/>
            </draw:polygon>
            <draw:polygon draw:style-name="gr8" draw:text-style-name="P6" draw:layer="layout" svg:width="0.71cm" svg:height="0.519cm" svg:x="3.132cm" svg:y="3.18cm" svg:viewBox="0 0 711 520" draw:points="0,520 0,412 711,0 711,108">
              <text:p/>
            </draw:polygon>
            <draw:line draw:style-name="gr9" draw:text-style-name="P7" draw:layer="layout" svg:x1="2.57cm" svg:y1="2.812cm" svg:x2="3.432cm" svg:y2="3.31cm">
              <text:p/>
            </draw:line>
            <draw:line draw:style-name="gr10" draw:text-style-name="P7" draw:layer="layout" svg:x1="2.645cm" svg:y1="2.769cm" svg:x2="3.507cm" svg:y2="3.267cm">
              <text:p/>
            </draw:line>
            <draw:line draw:style-name="gr11" draw:text-style-name="P7" draw:layer="layout" svg:x1="2.72cm" svg:y1="2.726cm" svg:x2="3.582cm" svg:y2="3.224cm">
              <text:p/>
            </draw:line>
            <draw:line draw:style-name="gr12" draw:text-style-name="P7" draw:layer="layout" svg:x1="3.469cm" svg:y1="3.159cm" svg:x2="3.544cm" svg:y2="3.116cm">
              <text:p/>
            </draw:line>
            <draw:line draw:style-name="gr13" draw:text-style-name="P7" draw:layer="layout" svg:x1="3.394cm" svg:y1="3.115cm" svg:x2="3.469cm" svg:y2="3.072cm">
              <text:p/>
            </draw:line>
            <draw:line draw:style-name="gr14" draw:text-style-name="P7" draw:layer="layout" svg:x1="3.319cm" svg:y1="3.072cm" svg:x2="3.394cm" svg:y2="3.029cm">
              <text:p/>
            </draw:line>
            <draw:line draw:style-name="gr15" draw:text-style-name="P7" draw:layer="layout" svg:x1="3.357cm" svg:y1="3.18cm" svg:x2="3.432cm" svg:y2="3.137cm">
              <text:p/>
            </draw:line>
            <draw:line draw:style-name="gr16" draw:text-style-name="P7" draw:layer="layout" svg:x1="3.282cm" svg:y1="3.137cm" svg:x2="3.357cm" svg:y2="3.094cm">
              <text:p/>
            </draw:line>
            <draw:line draw:style-name="gr17" draw:text-style-name="P7" draw:layer="layout" svg:x1="3.207cm" svg:y1="3.094cm" svg:x2="3.282cm" svg:y2="3.051cm">
              <text:p/>
            </draw:line>
            <draw:line draw:style-name="gr18" draw:text-style-name="P7" draw:layer="layout" svg:x1="3.244cm" svg:y1="3.029cm" svg:x2="3.319cm" svg:y2="2.986cm">
              <text:p/>
            </draw:line>
            <draw:line draw:style-name="gr19" draw:text-style-name="P7" draw:layer="layout" svg:x1="3.132cm" svg:y1="3.05cm" svg:x2="3.207cm" svg:y2="3.007cm">
              <text:p/>
            </draw:line>
            <draw:line draw:style-name="gr20" draw:text-style-name="P7" draw:layer="layout" svg:x1="3.169cm" svg:y1="2.985cm" svg:x2="3.244cm" svg:y2="2.942cm">
              <text:p/>
            </draw:line>
            <draw:line draw:style-name="gr21" draw:text-style-name="P7" draw:layer="layout" svg:x1="3.094cm" svg:y1="2.942cm" svg:x2="3.169cm" svg:y2="2.899cm">
              <text:p/>
            </draw:line>
            <draw:line draw:style-name="gr22" draw:text-style-name="P7" draw:layer="layout" svg:x1="3.019cm" svg:y1="2.899cm" svg:x2="3.094cm" svg:y2="2.856cm">
              <text:p/>
            </draw:line>
            <draw:line draw:style-name="gr23" draw:text-style-name="P7" draw:layer="layout" svg:x1="3.057cm" svg:y1="3.007cm" svg:x2="3.132cm" svg:y2="2.964cm">
              <text:p/>
            </draw:line>
            <draw:line draw:style-name="gr24" draw:text-style-name="P7" draw:layer="layout" svg:x1="2.982cm" svg:y1="2.964cm" svg:x2="3.057cm" svg:y2="2.921cm">
              <text:p/>
            </draw:line>
            <draw:line draw:style-name="gr25" draw:text-style-name="P7" draw:layer="layout" svg:x1="2.907cm" svg:y1="2.92cm" svg:x2="2.982cm" svg:y2="2.877cm">
              <text:p/>
            </draw:line>
            <draw:line draw:style-name="gr26" draw:text-style-name="P7" draw:layer="layout" svg:x1="2.945cm" svg:y1="2.855cm" svg:x2="3.02cm" svg:y2="2.812cm">
              <text:p/>
            </draw:line>
            <draw:line draw:style-name="gr27" draw:text-style-name="P7" draw:layer="layout" svg:x1="2.832cm" svg:y1="2.877cm" svg:x2="2.907cm" svg:y2="2.834cm">
              <text:p/>
            </draw:line>
            <draw:line draw:style-name="gr28" draw:text-style-name="P7" draw:layer="layout" svg:x1="2.87cm" svg:y1="2.812cm" svg:x2="2.945cm" svg:y2="2.769cm">
              <text:p/>
            </draw:line>
            <draw:line draw:style-name="gr29" draw:text-style-name="P7" draw:layer="layout" svg:x1="2.794cm" svg:y1="2.769cm" svg:x2="2.869cm" svg:y2="2.726cm">
              <text:p/>
            </draw:line>
            <draw:line draw:style-name="gr30" draw:text-style-name="P7" draw:layer="layout" svg:x1="2.757cm" svg:y1="2.834cm" svg:x2="2.832cm" svg:y2="2.791cm">
              <text:p/>
            </draw:line>
            <draw:line draw:style-name="gr31" draw:text-style-name="P7" draw:layer="layout" svg:x1="3.244cm" svg:y1="3.202cm" svg:x2="3.319cm" svg:y2="3.159cm">
              <text:p/>
            </draw:line>
            <draw:line draw:style-name="gr32" draw:text-style-name="P7" draw:layer="layout" svg:x1="3.169cm" svg:y1="3.159cm" svg:x2="3.244cm" svg:y2="3.116cm">
              <text:p/>
            </draw:line>
            <draw:line draw:style-name="gr33" draw:text-style-name="P7" draw:layer="layout" svg:x1="3.094cm" svg:y1="3.115cm" svg:x2="3.169cm" svg:y2="3.072cm">
              <text:p/>
            </draw:line>
            <draw:line draw:style-name="gr34" draw:text-style-name="P7" draw:layer="layout" svg:x1="3.057cm" svg:y1="3.18cm" svg:x2="3.132cm" svg:y2="3.137cm">
              <text:p/>
            </draw:line>
            <draw:line draw:style-name="gr35" draw:text-style-name="P7" draw:layer="layout" svg:x1="2.982cm" svg:y1="3.137cm" svg:x2="3.057cm" svg:y2="3.094cm">
              <text:p/>
            </draw:line>
            <draw:line draw:style-name="gr36" draw:text-style-name="P7" draw:layer="layout" svg:x1="3.019cm" svg:y1="3.072cm" svg:x2="3.094cm" svg:y2="3.029cm">
              <text:p/>
            </draw:line>
            <draw:line draw:style-name="gr37" draw:text-style-name="P7" draw:layer="layout" svg:x1="2.945cm" svg:y1="3.029cm" svg:x2="3.02cm" svg:y2="2.986cm">
              <text:p/>
            </draw:line>
            <draw:line draw:style-name="gr38" draw:text-style-name="P7" draw:layer="layout" svg:x1="2.87cm" svg:y1="2.985cm" svg:x2="2.945cm" svg:y2="2.942cm">
              <text:p/>
            </draw:line>
            <draw:line draw:style-name="gr39" draw:text-style-name="P7" draw:layer="layout" svg:x1="2.794cm" svg:y1="2.942cm" svg:x2="2.869cm" svg:y2="2.899cm">
              <text:p/>
            </draw:line>
            <draw:line draw:style-name="gr40" draw:text-style-name="P7" draw:layer="layout" svg:x1="2.682cm" svg:y1="2.964cm" svg:x2="2.757cm" svg:y2="2.921cm">
              <text:p/>
            </draw:line>
            <draw:line draw:style-name="gr41" draw:text-style-name="P7" draw:layer="layout" svg:x1="2.72cm" svg:y1="2.899cm" svg:x2="2.795cm" svg:y2="2.856cm">
              <text:p/>
            </draw:line>
            <draw:line draw:style-name="gr42" draw:text-style-name="P7" draw:layer="layout" svg:x1="2.607cm" svg:y1="2.92cm" svg:x2="2.682cm" svg:y2="2.877cm">
              <text:p/>
            </draw:line>
            <draw:line draw:style-name="gr43" draw:text-style-name="P7" draw:layer="layout" svg:x1="3.207cm" svg:y1="3.267cm" svg:x2="3.282cm" svg:y2="3.224cm">
              <text:p/>
            </draw:line>
            <draw:line draw:style-name="gr44" draw:text-style-name="P7" draw:layer="layout" svg:x1="3.132cm" svg:y1="3.223cm" svg:x2="3.207cm" svg:y2="3.18cm">
              <text:p/>
            </draw:line>
            <draw:polygon draw:style-name="gr45" draw:text-style-name="P4" draw:layer="layout" svg:width="1.048cm" svg:height="0.713cm" svg:x="2.083cm" svg:y="2.986cm" svg:viewBox="0 0 1049 714" draw:points="0,108 0,0 1049,606 1049,714">
              <text:p/>
            </draw:polygon>
            <draw:polygon draw:style-name="gr46" draw:text-style-name="P8" draw:layer="layout" svg:width="1.797cm" svg:height="2.099cm" svg:x="2.083cm" svg:y="1.6cm" svg:viewBox="0 0 1798 2100" draw:points="749,0 1798,606 1798,1559 1760,1580 1760,1688 1049,2100 0,1494 0,1386 711,974 711,22">
              <text:p/>
            </draw:polygon>
            <draw:polygon draw:style-name="gr47" draw:text-style-name="P7" draw:layer="layout" svg:width="0.449cm" svg:height="0.259cm" svg:x="2.533cm" svg:y="3.051cm" svg:viewBox="0 0 450 260" draw:points="0,108 187,0 450,151 262,260">
              <text:p/>
            </draw:polygon>
            <draw:line draw:style-name="gr48" draw:text-style-name="P7" draw:layer="layout" svg:x1="3.431cm" svg:y1="3.223cm" svg:x2="3.506cm" svg:y2="3.18cm">
              <text:p/>
            </draw:line>
            <draw:line draw:style-name="gr49" draw:text-style-name="P7" draw:layer="layout" svg:x1="3.319cm" svg:y1="3.245cm" svg:x2="3.394cm" svg:y2="3.202cm">
              <text:p/>
            </draw:line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50" draw:text-style-name="P1" draw:layer="layout" svg:width="0.973cm" svg:height="0.605cm" svg:x="3.131cm" svg:y="8.794cm" svg:viewBox="0 0 974 606" svg:d="M2 606c102 0 972-216 972-411s-234-195-337-195c0 65-673 130-635 606z">
            <text:p/>
          </draw:path>
          <draw:g>
            <draw:polygon draw:style-name="gr51" draw:text-style-name="P2" draw:layer="layout" svg:width="1.759cm" svg:height="1.017cm" svg:x="2.083cm" svg:y="8.274cm" svg:viewBox="0 0 1760 1018" draw:points="1049,1018 0,412 711,0 1760,606">
              <text:p/>
            </draw:polygon>
            <draw:polygon draw:style-name="gr52" draw:text-style-name="P3" draw:layer="layout" svg:width="1.16cm" svg:height="0.67cm" svg:x="2.495cm" svg:y="8.382cm" svg:viewBox="0 0 1161 671" draw:points="0,173 299,0 1161,498 862,671">
              <text:p/>
            </draw:polygon>
            <draw:polygon draw:style-name="gr53" draw:text-style-name="P4" draw:layer="layout" svg:width="1.048cm" svg:height="1.558cm" svg:x="2.794cm" svg:y="7.322cm" svg:viewBox="0 0 1049 1559" draw:points="0,953 0,0 1049,606 1049,1559">
              <text:p/>
            </draw:polygon>
            <draw:polygon draw:style-name="gr54" draw:text-style-name="P5" draw:layer="layout" svg:width="0.973cm" svg:height="1.363cm" svg:x="2.832cm" svg:y="7.386cm" svg:viewBox="0 0 974 1364" draw:points="0,801 0,0 974,563 974,1364">
              <text:p/>
            </draw:polygon>
            <draw:polygon draw:style-name="gr55" draw:text-style-name="P2" draw:layer="layout" svg:width="1.085cm" svg:height="0.627cm" svg:x="2.794cm" svg:y="7.3cm" svg:viewBox="0 0 1086 628" draw:points="1049,628 0,22 38,0 1086,606">
              <text:p/>
            </draw:polygon>
            <draw:polygon draw:style-name="gr56" draw:text-style-name="P6" draw:layer="layout" svg:width="0.037cm" svg:height="0.973cm" svg:x="3.843cm" svg:y="7.906cm" svg:viewBox="0 0 38 974" draw:points="0,974 0,22 38,0 38,953">
              <text:p/>
            </draw:polygon>
            <draw:polygon draw:style-name="gr57" draw:text-style-name="P6" draw:layer="layout" svg:width="0.71cm" svg:height="0.519cm" svg:x="3.132cm" svg:y="8.88cm" svg:viewBox="0 0 711 520" draw:points="0,520 0,412 711,0 711,108">
              <text:p/>
            </draw:polygon>
            <draw:line draw:style-name="gr58" draw:text-style-name="P7" draw:layer="layout" svg:x1="2.57cm" svg:y1="8.512cm" svg:x2="3.432cm" svg:y2="9.01cm">
              <text:p/>
            </draw:line>
            <draw:line draw:style-name="gr59" draw:text-style-name="P7" draw:layer="layout" svg:x1="2.645cm" svg:y1="8.469cm" svg:x2="3.507cm" svg:y2="8.967cm">
              <text:p/>
            </draw:line>
            <draw:line draw:style-name="gr60" draw:text-style-name="P7" draw:layer="layout" svg:x1="2.72cm" svg:y1="8.426cm" svg:x2="3.582cm" svg:y2="8.924cm">
              <text:p/>
            </draw:line>
            <draw:line draw:style-name="gr61" draw:text-style-name="P7" draw:layer="layout" svg:x1="3.469cm" svg:y1="8.859cm" svg:x2="3.544cm" svg:y2="8.816cm">
              <text:p/>
            </draw:line>
            <draw:line draw:style-name="gr62" draw:text-style-name="P7" draw:layer="layout" svg:x1="3.394cm" svg:y1="8.815cm" svg:x2="3.469cm" svg:y2="8.772cm">
              <text:p/>
            </draw:line>
            <draw:line draw:style-name="gr63" draw:text-style-name="P7" draw:layer="layout" svg:x1="3.319cm" svg:y1="8.772cm" svg:x2="3.394cm" svg:y2="8.729cm">
              <text:p/>
            </draw:line>
            <draw:line draw:style-name="gr64" draw:text-style-name="P7" draw:layer="layout" svg:x1="3.357cm" svg:y1="8.88cm" svg:x2="3.432cm" svg:y2="8.837cm">
              <text:p/>
            </draw:line>
            <draw:line draw:style-name="gr65" draw:text-style-name="P7" draw:layer="layout" svg:x1="3.282cm" svg:y1="8.837cm" svg:x2="3.357cm" svg:y2="8.794cm">
              <text:p/>
            </draw:line>
            <draw:line draw:style-name="gr66" draw:text-style-name="P7" draw:layer="layout" svg:x1="3.207cm" svg:y1="8.794cm" svg:x2="3.282cm" svg:y2="8.751cm">
              <text:p/>
            </draw:line>
            <draw:line draw:style-name="gr67" draw:text-style-name="P7" draw:layer="layout" svg:x1="3.244cm" svg:y1="8.729cm" svg:x2="3.319cm" svg:y2="8.686cm">
              <text:p/>
            </draw:line>
            <draw:line draw:style-name="gr68" draw:text-style-name="P7" draw:layer="layout" svg:x1="3.132cm" svg:y1="8.75cm" svg:x2="3.207cm" svg:y2="8.707cm">
              <text:p/>
            </draw:line>
            <draw:line draw:style-name="gr69" draw:text-style-name="P7" draw:layer="layout" svg:x1="3.169cm" svg:y1="8.685cm" svg:x2="3.244cm" svg:y2="8.642cm">
              <text:p/>
            </draw:line>
            <draw:line draw:style-name="gr70" draw:text-style-name="P7" draw:layer="layout" svg:x1="3.094cm" svg:y1="8.642cm" svg:x2="3.169cm" svg:y2="8.599cm">
              <text:p/>
            </draw:line>
            <draw:line draw:style-name="gr71" draw:text-style-name="P7" draw:layer="layout" svg:x1="3.019cm" svg:y1="8.599cm" svg:x2="3.094cm" svg:y2="8.556cm">
              <text:p/>
            </draw:line>
            <draw:line draw:style-name="gr72" draw:text-style-name="P7" draw:layer="layout" svg:x1="3.057cm" svg:y1="8.707cm" svg:x2="3.132cm" svg:y2="8.664cm">
              <text:p/>
            </draw:line>
            <draw:line draw:style-name="gr73" draw:text-style-name="P7" draw:layer="layout" svg:x1="2.982cm" svg:y1="8.664cm" svg:x2="3.057cm" svg:y2="8.621cm">
              <text:p/>
            </draw:line>
            <draw:line draw:style-name="gr74" draw:text-style-name="P7" draw:layer="layout" svg:x1="2.907cm" svg:y1="8.62cm" svg:x2="2.982cm" svg:y2="8.577cm">
              <text:p/>
            </draw:line>
            <draw:line draw:style-name="gr75" draw:text-style-name="P7" draw:layer="layout" svg:x1="2.945cm" svg:y1="8.555cm" svg:x2="3.02cm" svg:y2="8.512cm">
              <text:p/>
            </draw:line>
            <draw:line draw:style-name="gr76" draw:text-style-name="P7" draw:layer="layout" svg:x1="2.832cm" svg:y1="8.577cm" svg:x2="2.907cm" svg:y2="8.534cm">
              <text:p/>
            </draw:line>
            <draw:line draw:style-name="gr77" draw:text-style-name="P7" draw:layer="layout" svg:x1="2.87cm" svg:y1="8.512cm" svg:x2="2.945cm" svg:y2="8.469cm">
              <text:p/>
            </draw:line>
            <draw:line draw:style-name="gr78" draw:text-style-name="P7" draw:layer="layout" svg:x1="2.794cm" svg:y1="8.469cm" svg:x2="2.869cm" svg:y2="8.426cm">
              <text:p/>
            </draw:line>
            <draw:line draw:style-name="gr79" draw:text-style-name="P7" draw:layer="layout" svg:x1="2.757cm" svg:y1="8.534cm" svg:x2="2.832cm" svg:y2="8.491cm">
              <text:p/>
            </draw:line>
            <draw:line draw:style-name="gr80" draw:text-style-name="P7" draw:layer="layout" svg:x1="3.244cm" svg:y1="8.902cm" svg:x2="3.319cm" svg:y2="8.859cm">
              <text:p/>
            </draw:line>
            <draw:line draw:style-name="gr81" draw:text-style-name="P7" draw:layer="layout" svg:x1="3.169cm" svg:y1="8.859cm" svg:x2="3.244cm" svg:y2="8.816cm">
              <text:p/>
            </draw:line>
            <draw:line draw:style-name="gr82" draw:text-style-name="P7" draw:layer="layout" svg:x1="3.094cm" svg:y1="8.815cm" svg:x2="3.169cm" svg:y2="8.772cm">
              <text:p/>
            </draw:line>
            <draw:line draw:style-name="gr83" draw:text-style-name="P7" draw:layer="layout" svg:x1="3.057cm" svg:y1="8.88cm" svg:x2="3.132cm" svg:y2="8.837cm">
              <text:p/>
            </draw:line>
            <draw:line draw:style-name="gr84" draw:text-style-name="P7" draw:layer="layout" svg:x1="2.982cm" svg:y1="8.837cm" svg:x2="3.057cm" svg:y2="8.794cm">
              <text:p/>
            </draw:line>
            <draw:line draw:style-name="gr85" draw:text-style-name="P7" draw:layer="layout" svg:x1="3.019cm" svg:y1="8.772cm" svg:x2="3.094cm" svg:y2="8.729cm">
              <text:p/>
            </draw:line>
            <draw:line draw:style-name="gr86" draw:text-style-name="P7" draw:layer="layout" svg:x1="2.945cm" svg:y1="8.729cm" svg:x2="3.02cm" svg:y2="8.686cm">
              <text:p/>
            </draw:line>
            <draw:line draw:style-name="gr87" draw:text-style-name="P7" draw:layer="layout" svg:x1="2.87cm" svg:y1="8.685cm" svg:x2="2.945cm" svg:y2="8.642cm">
              <text:p/>
            </draw:line>
            <draw:line draw:style-name="gr88" draw:text-style-name="P7" draw:layer="layout" svg:x1="2.794cm" svg:y1="8.642cm" svg:x2="2.869cm" svg:y2="8.599cm">
              <text:p/>
            </draw:line>
            <draw:line draw:style-name="gr89" draw:text-style-name="P7" draw:layer="layout" svg:x1="2.682cm" svg:y1="8.664cm" svg:x2="2.757cm" svg:y2="8.621cm">
              <text:p/>
            </draw:line>
            <draw:line draw:style-name="gr90" draw:text-style-name="P7" draw:layer="layout" svg:x1="2.72cm" svg:y1="8.599cm" svg:x2="2.795cm" svg:y2="8.556cm">
              <text:p/>
            </draw:line>
            <draw:line draw:style-name="gr91" draw:text-style-name="P7" draw:layer="layout" svg:x1="2.607cm" svg:y1="8.62cm" svg:x2="2.682cm" svg:y2="8.577cm">
              <text:p/>
            </draw:line>
            <draw:line draw:style-name="gr92" draw:text-style-name="P7" draw:layer="layout" svg:x1="3.207cm" svg:y1="8.967cm" svg:x2="3.282cm" svg:y2="8.924cm">
              <text:p/>
            </draw:line>
            <draw:line draw:style-name="gr93" draw:text-style-name="P7" draw:layer="layout" svg:x1="3.132cm" svg:y1="8.923cm" svg:x2="3.207cm" svg:y2="8.88cm">
              <text:p/>
            </draw:line>
            <draw:polygon draw:style-name="gr94" draw:text-style-name="P4" draw:layer="layout" svg:width="1.048cm" svg:height="0.713cm" svg:x="2.083cm" svg:y="8.686cm" svg:viewBox="0 0 1049 714" draw:points="0,108 0,0 1049,606 1049,714">
              <text:p/>
            </draw:polygon>
            <draw:polygon draw:style-name="gr95" draw:text-style-name="P8" draw:layer="layout" svg:width="1.797cm" svg:height="2.099cm" svg:x="2.083cm" svg:y="7.3cm" svg:viewBox="0 0 1798 2100" draw:points="749,0 1798,606 1798,1559 1760,1580 1760,1688 1049,2100 0,1494 0,1386 711,974 711,22">
              <text:p/>
            </draw:polygon>
            <draw:polygon draw:style-name="gr96" draw:text-style-name="P7" draw:layer="layout" svg:width="0.449cm" svg:height="0.259cm" svg:x="2.533cm" svg:y="8.751cm" svg:viewBox="0 0 450 260" draw:points="0,108 187,0 450,151 262,260">
              <text:p/>
            </draw:polygon>
            <draw:line draw:style-name="gr97" draw:text-style-name="P7" draw:layer="layout" svg:x1="3.431cm" svg:y1="8.923cm" svg:x2="3.506cm" svg:y2="8.88cm">
              <text:p/>
            </draw:line>
            <draw:line draw:style-name="gr98" draw:text-style-name="P7" draw:layer="layout" svg:x1="3.319cm" svg:y1="8.945cm" svg:x2="3.394cm" svg:y2="8.902cm">
              <text:p/>
            </draw:line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99" draw:text-style-name="P9" draw:layer="layout" svg:width="0.162cm" svg:height="0.188cm" svg:x="3.897cm" svg:y="5.785cm" svg:viewBox="0 0 163 189" draw:points="163,113 130,0 0,75 33,189">
              <text:p/>
            </draw:polygon>
            <draw:polygon draw:style-name="gr100" draw:text-style-name="P10" draw:layer="layout" svg:width="0.358cm" svg:height="0.206cm" svg:x="3.669cm" svg:y="5.654cm" svg:viewBox="0 0 359 207" draw:points="359,132 293,75 196,19 130,0 0,75 65,94 163,151 228,207">
              <text:p/>
            </draw:polygon>
            <draw:path draw:style-name="gr101" draw:text-style-name="P11" draw:layer="layout" svg:width="0.292cm" svg:height="0.244cm" svg:x="3.636cm" svg:y="5.729cm" svg:viewBox="0 0 293 245" svg:d="M0 75c0-113 65-75 130-37 66 37 131 37 163 207 0 0-130-75-293-170z">
              <text:p/>
            </draw:path>
            <draw:path draw:style-name="gr102" draw:text-style-name="P8" draw:layer="layout" svg:width="0.423cm" svg:height="0.319cm" svg:x="3.636cm" svg:y="5.654cm" svg:viewBox="0 0 424 320" svg:d="M163 0c65 19 65 19 130 57 33 18 98 37 131 188-65 38-65 38-131 75-37-17-228-131-293-169 0-94 65-94 163-151z">
              <text:p/>
            </draw:path>
          </draw:g>
          <draw:g>
            <draw:path draw:style-name="gr103" draw:text-style-name="P1" draw:layer="layout" svg:width="0.376cm" svg:height="0.232cm" svg:x="2.608cm" svg:y="5.913cm" svg:viewBox="0 0 377 233" svg:d="M0 233c89 0 314-103 359-129s0-104-89-104c0 57-270 233-270 233z">
              <text:p/>
            </draw:path>
            <draw:g>
              <draw:polygon draw:style-name="gr104" draw:text-style-name="P9" draw:layer="layout" svg:width="0.325cm" svg:height="0.263cm" svg:x="2.553cm" svg:y="5.908cm" svg:viewBox="0 0 326 264" draw:points="326,75 326,0 0,189 0,264">
                <text:p/>
              </draw:polygon>
              <draw:polygon draw:style-name="gr105" draw:text-style-name="P9" draw:layer="layout" svg:width="0.325cm" svg:height="0.319cm" svg:x="2.292cm" svg:y="5.626cm" svg:viewBox="0 0 326 320" draw:points="326,132 326,0 0,189 0,320">
                <text:p/>
              </draw:polygon>
              <draw:polygon draw:style-name="gr106" draw:text-style-name="P10" draw:layer="layout" svg:width="0.586cm" svg:height="0.338cm" svg:x="2.292cm" svg:y="5.758cm" svg:viewBox="0 0 587 339" draw:points="587,151 326,0 0,189 261,339">
                <text:p/>
              </draw:polygon>
              <draw:polygon draw:style-name="gr107" draw:text-style-name="P11" draw:layer="layout" svg:width="0.325cm" svg:height="0.319cm" svg:x="2.227cm" svg:y="5.852cm" svg:viewBox="0 0 326 320" draw:points="326,320 326,245 65,94 65,0 0,38 0,132">
                <text:p/>
              </draw:polygon>
              <draw:polygon draw:style-name="gr108" draw:text-style-name="P9" draw:layer="layout" svg:width="1.042cm" svg:height="1.431cm" svg:x="2.194cm" svg:y="4.477cm" svg:viewBox="0 0 1043 1432" draw:points="1043,829 1043,0 0,603 0,1432">
                <text:p/>
              </draw:polygon>
              <draw:polygon draw:style-name="gr109" draw:text-style-name="P5" draw:layer="layout" svg:width="0.977cm" svg:height="1.318cm" svg:x="2.227cm" svg:y="4.533cm" svg:viewBox="0 0 978 1319" draw:points="978,753 978,0 0,565 0,1319">
                <text:p/>
              </draw:polygon>
              <draw:polygon draw:style-name="gr110" draw:text-style-name="P10" draw:layer="layout" svg:width="1.107cm" svg:height="0.639cm" svg:x="2.129cm" svg:y="4.439cm" svg:viewBox="0 0 1108 640" draw:points="65,640 1108,38 1043,0 0,603">
                <text:p/>
              </draw:polygon>
              <draw:polygon draw:style-name="gr111" draw:text-style-name="P11" draw:layer="layout" svg:width="0.064cm" svg:height="0.865cm" svg:x="2.129cm" svg:y="5.042cm" svg:viewBox="0 0 65 866" draw:points="65,866 65,38 0,0 0,829">
                <text:p/>
              </draw:polygon>
              <draw:polygon draw:style-name="gr112" draw:text-style-name="P8" draw:layer="layout" svg:width="1.107cm" svg:height="1.732cm" svg:x="2.129cm" svg:y="4.439cm" svg:viewBox="0 0 1108 1733" draw:points="1043,0 0,603 0,1432 65,1469 98,1451 98,1545 423,1733 749,1545 749,1469 489,1319 489,1225 1108,866 1108,38">
                <text:p/>
              </draw:polygon>
            </draw:g>
          </draw:g>
          <draw:g>
            <draw:path draw:style-name="gr113" draw:text-style-name="P1" draw:layer="layout" svg:width="0.276cm" svg:height="0.181cm" svg:x="3.511cm" svg:y="6.052cm" svg:viewBox="0 0 277 182" svg:d="M0 182c0 0 180-52 224-78 49-28 90-104 0-104 0 57-224 182-224 182z">
              <text:p/>
            </draw:path>
            <draw:g>
              <draw:polygon draw:style-name="gr114" draw:text-style-name="P10" draw:layer="layout" svg:width="1.4cm" svg:height="0.809cm" svg:x="2.334cm" svg:y="5.815cm" svg:viewBox="0 0 1401 810" draw:points="359,810 1401,207 1043,0 0,603">
                <text:p/>
              </draw:polygon>
              <draw:polygon draw:style-name="gr115" draw:text-style-name="P11" draw:layer="layout" svg:width="0.358cm" svg:height="0.282cm" svg:x="2.334cm" svg:y="6.417cm" svg:viewBox="0 0 359 283" draw:points="359,283 359,207 0,0 0,75">
                <text:p/>
              </draw:polygon>
              <draw:polygon draw:style-name="gr116" draw:text-style-name="P9" draw:layer="layout" svg:width="1.042cm" svg:height="0.677cm" svg:x="2.692cm" svg:y="6.022cm" svg:viewBox="0 0 1043 678" draw:points="1043,75 1043,0 0,603 0,678">
                <text:p/>
              </draw:polygon>
              <draw:polygon draw:style-name="gr117" draw:text-style-name="P8" draw:layer="layout" svg:width="1.4cm" svg:height="0.884cm" svg:x="2.334cm" svg:y="5.815cm" svg:viewBox="0 0 1401 885" draw:points="1043,0 0,603 0,678 359,885 1401,283 1401,207">
                <text:p/>
              </draw:polygon>
              <draw:g>
                <draw:polygon draw:style-name="gr118" draw:text-style-name="P12" draw:layer="layout" svg:width="0.455cm" svg:height="0.263cm" svg:x="3.196cm" svg:y="5.866cm" svg:viewBox="0 0 456 264" draw:points="456,151 196,0 0,113 261,264">
                  <text:p/>
                </draw:polygon>
                <draw:line draw:style-name="gr119" draw:text-style-name="P13" draw:layer="layout" svg:x1="3.588cm" svg:y1="6.055cm" svg:x2="3.327cm" svg:y2="5.904cm">
                  <text:p/>
                </draw:line>
                <draw:line draw:style-name="gr120" draw:text-style-name="P13" draw:layer="layout" svg:x1="3.522cm" svg:y1="6.092cm" svg:x2="3.261cm" svg:y2="5.941cm">
                  <text:p/>
                </draw:line>
                <draw:line draw:style-name="gr121" draw:text-style-name="P13" draw:layer="layout" svg:x1="3.457cm" svg:y1="5.904cm" svg:x2="3.261cm" svg:y2="6.017cm">
                  <text:p/>
                </draw:line>
                <draw:line draw:style-name="gr122" draw:text-style-name="P13" draw:layer="layout" svg:x1="3.523cm" svg:y1="5.941cm" svg:x2="3.327cm" svg:y2="6.054cm">
                  <text:p/>
                </draw:line>
                <draw:line draw:style-name="gr123" draw:text-style-name="P13" draw:layer="layout" svg:x1="3.587cm" svg:y1="5.979cm" svg:x2="3.457cm" svg:y2="6.054cm">
                  <text:p/>
                </draw:line>
              </draw:g>
              <draw:g>
                <draw:polygon draw:style-name="gr124" draw:text-style-name="P12" draw:layer="layout" svg:width="0.944cm" svg:height="0.545cm" svg:x="2.433cm" svg:y="6.024cm" svg:viewBox="0 0 945 546" draw:points="945,151 684,0 0,396 260,546">
                  <text:p/>
                </draw:polygon>
                <draw:line draw:style-name="gr125" draw:text-style-name="P13" draw:layer="layout" svg:x1="3.313cm" svg:y1="6.137cm" svg:x2="2.628cm" svg:y2="6.533cm">
                  <text:p/>
                </draw:line>
                <draw:line draw:style-name="gr126" draw:text-style-name="P13" draw:layer="layout" svg:x1="3.248cm" svg:y1="6.1cm" svg:x2="2.563cm" svg:y2="6.496cm">
                  <text:p/>
                </draw:line>
                <draw:line draw:style-name="gr127" draw:text-style-name="P13" draw:layer="layout" svg:x1="3.183cm" svg:y1="6.062cm" svg:x2="2.498cm" svg:y2="6.458cm">
                  <text:p/>
                </draw:line>
                <draw:line draw:style-name="gr128" draw:text-style-name="P13" draw:layer="layout" svg:x1="2.563cm" svg:y1="6.42cm" svg:x2="2.498cm" svg:y2="6.382cm">
                  <text:p/>
                </draw:line>
                <draw:line draw:style-name="gr129" draw:text-style-name="P13" draw:layer="layout" svg:x1="2.628cm" svg:y1="6.382cm" svg:x2="2.563cm" svg:y2="6.344cm">
                  <text:p/>
                </draw:line>
                <draw:line draw:style-name="gr130" draw:text-style-name="P13" draw:layer="layout" svg:x1="2.693cm" svg:y1="6.345cm" svg:x2="2.628cm" svg:y2="6.307cm">
                  <text:p/>
                </draw:line>
                <draw:line draw:style-name="gr131" draw:text-style-name="P13" draw:layer="layout" svg:x1="2.661cm" svg:y1="6.439cm" svg:x2="2.596cm" svg:y2="6.401cm">
                  <text:p/>
                </draw:line>
                <draw:line draw:style-name="gr132" draw:text-style-name="P13" draw:layer="layout" svg:x1="2.726cm" svg:y1="6.401cm" svg:x2="2.661cm" svg:y2="6.363cm">
                  <text:p/>
                </draw:line>
                <draw:line draw:style-name="gr133" draw:text-style-name="P13" draw:layer="layout" svg:x1="2.791cm" svg:y1="6.364cm" svg:x2="2.726cm" svg:y2="6.326cm">
                  <text:p/>
                </draw:line>
                <draw:line draw:style-name="gr134" draw:text-style-name="P13" draw:layer="layout" svg:x1="2.758cm" svg:y1="6.307cm" svg:x2="2.693cm" svg:y2="6.269cm">
                  <text:p/>
                </draw:line>
                <draw:line draw:style-name="gr135" draw:text-style-name="P13" draw:layer="layout" svg:x1="2.856cm" svg:y1="6.326cm" svg:x2="2.791cm" svg:y2="6.288cm">
                  <text:p/>
                </draw:line>
                <draw:line draw:style-name="gr136" draw:text-style-name="P13" draw:layer="layout" svg:x1="2.823cm" svg:y1="6.269cm" svg:x2="2.758cm" svg:y2="6.231cm">
                  <text:p/>
                </draw:line>
                <draw:line draw:style-name="gr137" draw:text-style-name="P13" draw:layer="layout" svg:x1="2.889cm" svg:y1="6.232cm" svg:x2="2.824cm" svg:y2="6.194cm">
                  <text:p/>
                </draw:line>
                <draw:line draw:style-name="gr138" draw:text-style-name="P13" draw:layer="layout" svg:x1="2.954cm" svg:y1="6.194cm" svg:x2="2.889cm" svg:y2="6.156cm">
                  <text:p/>
                </draw:line>
                <draw:line draw:style-name="gr139" draw:text-style-name="P13" draw:layer="layout" svg:x1="2.921cm" svg:y1="6.288cm" svg:x2="2.856cm" svg:y2="6.25cm">
                  <text:p/>
                </draw:line>
                <draw:line draw:style-name="gr140" draw:text-style-name="P13" draw:layer="layout" svg:x1="2.986cm" svg:y1="6.251cm" svg:x2="2.921cm" svg:y2="6.213cm">
                  <text:p/>
                </draw:line>
                <draw:line draw:style-name="gr141" draw:text-style-name="P13" draw:layer="layout" svg:x1="3.052cm" svg:y1="6.213cm" svg:x2="2.987cm" svg:y2="6.175cm">
                  <text:p/>
                </draw:line>
                <draw:line draw:style-name="gr142" draw:text-style-name="P13" draw:layer="layout" svg:x1="3.019cm" svg:y1="6.156cm" svg:x2="2.954cm" svg:y2="6.118cm">
                  <text:p/>
                </draw:line>
                <draw:line draw:style-name="gr143" draw:text-style-name="P13" draw:layer="layout" svg:x1="3.117cm" svg:y1="6.175cm" svg:x2="3.052cm" svg:y2="6.137cm">
                  <text:p/>
                </draw:line>
                <draw:line draw:style-name="gr144" draw:text-style-name="P13" draw:layer="layout" svg:x1="3.084cm" svg:y1="6.119cm" svg:x2="3.019cm" svg:y2="6.081cm">
                  <text:p/>
                </draw:line>
                <draw:line draw:style-name="gr145" draw:text-style-name="P13" draw:layer="layout" svg:x1="3.149cm" svg:y1="6.081cm" svg:x2="3.084cm" svg:y2="6.043cm">
                  <text:p/>
                </draw:line>
                <draw:line draw:style-name="gr146" draw:text-style-name="P13" draw:layer="layout" svg:x1="3.182cm" svg:y1="6.138cm" svg:x2="3.117cm" svg:y2="6.1cm">
                  <text:p/>
                </draw:line>
                <draw:line draw:style-name="gr147" draw:text-style-name="P13" draw:layer="layout" svg:x1="2.758cm" svg:y1="6.458cm" svg:x2="2.693cm" svg:y2="6.42cm">
                  <text:p/>
                </draw:line>
                <draw:line draw:style-name="gr148" draw:text-style-name="P13" draw:layer="layout" svg:x1="2.823cm" svg:y1="6.42cm" svg:x2="2.758cm" svg:y2="6.382cm">
                  <text:p/>
                </draw:line>
                <draw:line draw:style-name="gr149" draw:text-style-name="P13" draw:layer="layout" svg:x1="2.889cm" svg:y1="6.382cm" svg:x2="2.824cm" svg:y2="6.344cm">
                  <text:p/>
                </draw:line>
                <draw:line draw:style-name="gr150" draw:text-style-name="P13" draw:layer="layout" svg:x1="2.921cm" svg:y1="6.439cm" svg:x2="2.856cm" svg:y2="6.401cm">
                  <text:p/>
                </draw:line>
                <draw:line draw:style-name="gr151" draw:text-style-name="P13" draw:layer="layout" svg:x1="2.986cm" svg:y1="6.401cm" svg:x2="2.921cm" svg:y2="6.363cm">
                  <text:p/>
                </draw:line>
                <draw:line draw:style-name="gr152" draw:text-style-name="P13" draw:layer="layout" svg:x1="2.954cm" svg:y1="6.345cm" svg:x2="2.889cm" svg:y2="6.307cm">
                  <text:p/>
                </draw:line>
                <draw:line draw:style-name="gr153" draw:text-style-name="P13" draw:layer="layout" svg:x1="3.019cm" svg:y1="6.307cm" svg:x2="2.954cm" svg:y2="6.269cm">
                  <text:p/>
                </draw:line>
                <draw:line draw:style-name="gr154" draw:text-style-name="P13" draw:layer="layout" svg:x1="3.084cm" svg:y1="6.269cm" svg:x2="3.019cm" svg:y2="6.231cm">
                  <text:p/>
                </draw:line>
                <draw:line draw:style-name="gr155" draw:text-style-name="P13" draw:layer="layout" svg:x1="3.149cm" svg:y1="6.232cm" svg:x2="3.084cm" svg:y2="6.194cm">
                  <text:p/>
                </draw:line>
                <draw:line draw:style-name="gr156" draw:text-style-name="P13" draw:layer="layout" svg:x1="3.247cm" svg:y1="6.251cm" svg:x2="3.182cm" svg:y2="6.213cm">
                  <text:p/>
                </draw:line>
                <draw:line draw:style-name="gr157" draw:text-style-name="P13" draw:layer="layout" svg:x1="3.214cm" svg:y1="6.194cm" svg:x2="3.149cm" svg:y2="6.156cm">
                  <text:p/>
                </draw:line>
                <draw:line draw:style-name="gr158" draw:text-style-name="P13" draw:layer="layout" svg:x1="3.312cm" svg:y1="6.213cm" svg:x2="3.247cm" svg:y2="6.175cm">
                  <text:p/>
                </draw:line>
                <draw:line draw:style-name="gr159" draw:text-style-name="P13" draw:layer="layout" svg:x1="2.791cm" svg:y1="6.514cm" svg:x2="2.726cm" svg:y2="6.476cm">
                  <text:p/>
                </draw:line>
                <draw:line draw:style-name="gr160" draw:text-style-name="P13" draw:layer="layout" svg:x1="2.856cm" svg:y1="6.476cm" svg:x2="2.791cm" svg:y2="6.438cm">
                  <text:p/>
                </draw:line>
              </draw:g>
            </draw:g>
          </draw:g>
        </draw:g>
        <draw:line draw:style-name="gr161" draw:text-style-name="P14" draw:layer="layout" svg:x1="5.05cm" svg:y1="3cm" svg:x2="16.95cm" svg:y2="3cm">
          <text:p/>
        </draw:line>
        <draw:line draw:style-name="gr161" draw:text-style-name="P14" draw:layer="layout" svg:x1="5.05cm" svg:y1="5.8cm" svg:x2="16.95cm" svg:y2="5.8cm">
          <text:p/>
        </draw:line>
        <draw:line draw:style-name="gr161" draw:text-style-name="P14" draw:layer="layout" svg:x1="5.05cm" svg:y1="8.6cm" svg:x2="16.95cm" svg:y2="8.6cm">
          <text:p/>
        </draw:line>
        <draw:connector draw:style-name="gr162" draw:text-style-name="P14" draw:layer="layout" draw:type="line" svg:x1="9.254cm" svg:y1="3.354cm" svg:x2="10.246cm" svg:y2="5.446cm" draw:start-shape="id1" draw:start-glue-point="9" draw:end-shape="id2" draw:end-glue-point="5" svg:d="M9254 3354l992 2092" svg:viewBox="0 0 993 2093">
          <text:p/>
        </draw:connector>
        <draw:connector draw:style-name="gr163" draw:text-style-name="P14" draw:layer="layout" draw:type="line" svg:x1="5.1cm" svg:y1="6cm" svg:x2="6.858cm" svg:y2="8.458cm" draw:start-shape="id3" draw:start-glue-point="8" draw:end-shape="id4" draw:end-glue-point="5" svg:d="M5100 6000l1758 2458" svg:viewBox="0 0 1759 2459">
          <text:p/>
        </draw:connector>
        <draw:connector draw:style-name="gr163" draw:text-style-name="P14" draw:layer="layout" draw:type="line" svg:x1="7.142cm" svg:y1="8.458cm" svg:x2="8.8cm" svg:y2="6cm" draw:start-shape="id4" draw:start-glue-point="11" draw:end-shape="id5" draw:end-glue-point="8" svg:d="M7142 8458l1658-2458" svg:viewBox="0 0 1659 2459">
          <text:p/>
        </draw:connector>
        <draw:connector draw:style-name="gr163" draw:text-style-name="P14" draw:layer="layout" draw:type="line" svg:x1="5.1cm" svg:y1="5.6cm" svg:x2="6.058cm" svg:y2="3.142cm" draw:start-shape="id3" draw:start-glue-point="4" draw:end-shape="id6" draw:end-glue-point="7" svg:d="M5100 5600l958-2458" svg:viewBox="0 0 959 2459">
          <text:p/>
        </draw:connector>
        <draw:connector draw:style-name="gr163" draw:text-style-name="P14" draw:layer="layout" draw:type="line" svg:x1="6.2cm" svg:y1="3.2cm" svg:x2="6.8cm" svg:y2="5.6cm" draw:start-shape="id6" draw:start-glue-point="8" draw:end-shape="id7" draw:end-glue-point="4" svg:d="M6200 3200l600 2400" svg:viewBox="0 0 601 2401">
          <text:p/>
        </draw:connector>
        <draw:frame draw:style-name="gr164" draw:text-style-name="P15" draw:layer="layout" svg:width="1.428cm" svg:height="0.755cm" svg:x="4.5cm" svg:y="6.873cm">
          <draw:text-box>
            <text:p><text:span text:style-name="T1">ping</text:span></text:p>
          </draw:text-box>
        </draw:frame>
        <draw:frame draw:style-name="gr164" draw:text-style-name="P15" draw:layer="layout" svg:width="1.428cm" svg:height="0.755cm" svg:x="7.772cm" svg:y="6.873cm">
          <draw:text-box>
            <text:p><text:span text:style-name="T1">pong</text:span></text:p>
          </draw:text-box>
        </draw:frame>
        <draw:custom-shape draw:style-name="gr165" draw:text-style-name="P16" xml:id="id1" draw:id="id1" draw:layer="layout" svg:width="1cm" svg:height="1cm" svg:x="8.4cm" svg:y="2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6" draw:text-style-name="P17" xml:id="id2" draw:id="id2" draw:layer="layout" svg:width="1cm" svg:height="1cm" svg:x="10.1cm" svg:y="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7" draw:text-style-name="P16" xml:id="id3" draw:id="id3" draw:layer="layout" svg:width="0.4cm" svg:height="0.4cm" svg:x="4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6" xml:id="id4" draw:id="id4" draw:layer="layout" svg:width="0.4cm" svg:height="0.4cm" svg:x="6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7" xml:id="id7" draw:id="id7" draw:layer="layout" svg:width="0.4cm" svg:height="0.4cm" svg:x="6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7" xml:id="id5" draw:id="id5" draw:layer="layout" svg:width="0.4cm" svg:height="0.4cm" svg:x="8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7" xml:id="id6" draw:id="id6" draw:layer="layout" svg:width="0.4cm" svg:height="0.4cm" svg:x="6cm" svg:y="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14" draw:layer="layout" svg:x1="12.3cm" svg:y1="3cm" svg:x2="17cm" svg:y2="3cm">
          <text:p/>
        </draw:line>
        <draw:line draw:style-name="gr171" draw:text-style-name="P14" draw:layer="layout" svg:x1="12.3cm" svg:y1="3cm" svg:x2="14.6cm" svg:y2="3cm">
          <text:p/>
        </draw:line>
        <draw:custom-shape draw:style-name="gr166" draw:text-style-name="P17" xml:id="id8" draw:id="id8" draw:layer="layout" svg:width="1cm" svg:height="1cm" svg:x="11.4cm" svg:y="2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70" draw:text-style-name="P14" draw:layer="layout" svg:x1="13.3cm" svg:y1="8.6cm" svg:x2="17cm" svg:y2="8.6cm">
          <text:p/>
        </draw:line>
        <draw:line draw:style-name="gr171" draw:text-style-name="P14" draw:layer="layout" svg:x1="13.3cm" svg:y1="8.6cm" svg:x2="14.6cm" svg:y2="8.6cm">
          <text:p/>
        </draw:line>
        <draw:custom-shape draw:style-name="gr166" draw:text-style-name="P17" xml:id="id9" draw:id="id9" draw:layer="layout" svg:width="1cm" svg:height="1cm" svg:x="12.4cm" svg:y="8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63" draw:text-style-name="P14" draw:layer="layout" draw:type="line" svg:x1="10.954cm" svg:y1="5.446cm" svg:x2="11.9cm" svg:y2="3.5cm" draw:start-shape="id2" draw:start-glue-point="11" draw:end-shape="id8" draw:end-glue-point="8" svg:d="M10954 5446l946-1946" svg:viewBox="0 0 947 1947">
          <text:p/>
        </draw:connector>
        <draw:connector draw:style-name="gr163" draw:text-style-name="P14" draw:layer="layout" draw:type="line" svg:x1="10.954cm" svg:y1="6.154cm" svg:x2="12.546cm" svg:y2="8.246cm" draw:start-shape="id2" draw:start-glue-point="9" draw:end-shape="id9" draw:end-glue-point="5" svg:d="M10954 6154l1592 2092" svg:viewBox="0 0 1593 2093">
          <text:p/>
        </draw:connector>
        <draw:line draw:style-name="gr172" draw:text-style-name="P14" draw:layer="layout" svg:x1="14.6cm" svg:y1="2.6cm" svg:x2="14.6cm" svg:y2="9.2cm">
          <text:p/>
        </draw:line>
        <draw:frame draw:style-name="gr164" draw:text-style-name="P15" draw:layer="layout" svg:width="1.876cm" svg:height="0.755cm" svg:x="11.324cm" svg:y="4.245cm">
          <draw:text-box>
            <text:p><text:span text:style-name="T1">d=30ms</text:span></text:p>
          </draw:text-box>
        </draw:frame>
        <draw:frame draw:style-name="gr164" draw:text-style-name="P15" draw:layer="layout" svg:width="1.876cm" svg:height="0.755cm" svg:x="11.8cm" svg:y="6.873cm">
          <draw:text-box>
            <text:p><text:span text:style-name="T1">d=15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6:21:26.902808354</meta:creation-date>
    <dc:date>2017-05-15T16:57:58.684721047</dc:date>
    <meta:editing-duration>PT15M36S</meta:editing-duration>
    <meta:editing-cycles>8</meta:editing-cycles>
    <meta:generator>LibreOffice/5.3.3.2$Linux_X86_64 LibreOffice_project/30m0$Build-2</meta:generator>
    <meta:document-statistic meta:object-count="200"/>
  </office:meta>
</office:document-meta>
</file>